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099CC6C8DE6784961CC.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272000001FE7EA08A8E46970676.png" manifest:media-type="image/png"/>
  <manifest:file-entry manifest:full-path="Pictures/100000000000077F00000438D23C7F824114B3A5.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file-entry manifest:full-path="Pictures/1000000000000650000000758171867C00AA31F8.png" manifest:media-type="image/png"/>
  <manifest:file-entry manifest:full-path="Pictures/10000000000006720000035232A11BD645CB5EF9.png" manifest:media-type="image/png"/>
  <manifest:file-entry manifest:full-path="Pictures/1000000000000674000004797161902B825E2FA9.png" manifest:media-type="image/png"/>
  <manifest:file-entry manifest:full-path="Pictures/100000000000063F000004697B263E12B06561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Text_20_body">
      <style:paragraph-properties fo:break-before="page"/>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83"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4" style:family="paragraph" style:parent-style-name="Text_20_body">
      <style:text-properties officeooo:rsid="0017b296" officeooo:paragraph-rsid="0017b296"/>
    </style:style>
    <style:style style:name="P85" style:family="paragraph" style:parent-style-name="Text_20_body">
      <style:text-properties officeooo:rsid="0052f7ba" officeooo:paragraph-rsid="0052f7ba"/>
    </style:style>
    <style:style style:name="P86" style:family="paragraph" style:parent-style-name="Text_20_body">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7" style:family="paragraph" style:parent-style-name="Text_20_body">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88" style:family="paragraph" style:parent-style-name="Text_20_body">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89" style:family="paragraph" style:parent-style-name="Text_20_body">
      <style:text-properties style:font-name="Liberation Serif" fo:font-size="12pt" fo:font-style="normal" fo:font-weight="normal" officeooo:rsid="0052f7ba" officeooo:paragraph-rsid="0052f7ba" style:font-name-asian="Noto Sans CJK SC" style:font-size-asian="10.5pt" style:font-style-asian="normal" style:font-weight-asian="normal" style:font-name-complex="FreeSans" style:font-size-complex="12pt" style:font-style-complex="normal" style:font-weight-complex="normal"/>
    </style:style>
    <style:style style:name="P90" style:family="paragraph" style:parent-style-name="Text_20_body">
      <style:text-properties style:font-name="Liberation Serif" fo:font-size="12pt" fo:font-style="normal" fo:font-weight="normal" officeooo:rsid="005622f9" officeooo:paragraph-rsid="005622f9" style:font-name-asian="Noto Sans CJK SC" style:font-size-asian="10.5pt" style:font-style-asian="normal" style:font-weight-asian="normal" style:font-name-complex="FreeSans" style:font-size-complex="12pt" style:font-style-complex="normal" style:font-weight-complex="normal"/>
    </style:style>
    <style:style style:name="P91" style:family="paragraph" style:parent-style-name="Text_20_body">
      <style:text-properties style:font-name="Liberation Serif" fo:font-size="12pt" fo:font-style="normal" fo:font-weight="normal" officeooo:rsid="00568144" officeooo:paragraph-rsid="00568144" style:font-name-asian="Noto Sans CJK SC" style:font-size-asian="10.5pt" style:font-style-asian="normal" style:font-weight-asian="normal" style:font-name-complex="FreeSans" style:font-size-complex="12pt" style:font-style-complex="normal" style:font-weight-complex="normal"/>
    </style:style>
    <style:style style:name="P92" style:family="paragraph" style:parent-style-name="Text_20_body">
      <style:text-properties style:font-name="Liberation Serif" fo:font-size="12pt" fo:font-style="normal" fo:font-weight="normal" officeooo:rsid="0057b675" officeooo:paragraph-rsid="0057b675" style:font-name-asian="Noto Sans CJK SC" style:font-size-asian="10.5pt" style:font-style-asian="normal" style:font-weight-asian="normal" style:font-name-complex="FreeSans" style:font-size-complex="12pt" style:font-style-complex="normal" style:font-weight-complex="normal"/>
    </style:style>
    <style:style style:name="P93" style:family="paragraph" style:parent-style-name="Text_20_body">
      <style:text-properties style:font-name="Liberation Serif" fo:font-size="12pt" fo:font-style="normal" fo:font-weight="normal" officeooo:rsid="00589364" officeooo:paragraph-rsid="00589364" style:font-name-asian="Noto Sans CJK SC" style:font-size-asian="10.5pt" style:font-style-asian="normal" style:font-weight-asian="normal" style:font-name-complex="FreeSans" style:font-size-complex="12pt" style:font-style-complex="normal" style:font-weight-complex="normal"/>
    </style:style>
    <style:style style:name="P94" style:family="paragraph" style:parent-style-name="Text_20_body">
      <style:text-properties style:font-name="Liberation Serif" fo:font-size="12pt" fo:font-style="normal" fo:font-weight="normal" officeooo:rsid="0058f3cd" officeooo:paragraph-rsid="0058f3cd" style:font-name-asian="Noto Sans CJK SC"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font-name="Liberation Serif" fo:font-size="12pt" fo:font-style="normal" fo:font-weight="bold" officeooo:rsid="00568144" officeooo:paragraph-rsid="00568144" style:font-name-asian="Noto Sans CJK SC" style:font-size-asian="10.5pt" style:font-style-asian="normal" style:font-weight-asian="bold" style:font-name-complex="FreeSans" style:font-size-complex="12pt" style:font-style-complex="normal" style:font-weight-complex="bold"/>
    </style:style>
    <style:style style:name="P97" style:family="paragraph" style:parent-style-name="Heading_20_2">
      <style:paragraph-properties fo:break-before="page"/>
    </style:style>
    <style:style style:name="P98"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99" style:family="paragraph" style:parent-style-name="Standard" style:list-style-name="L1">
      <style:text-properties officeooo:paragraph-rsid="0006a602"/>
    </style:style>
    <style:style style:name="P100" style:family="paragraph" style:parent-style-name="Standard" style:list-style-name="L1">
      <style:text-properties officeooo:rsid="0006a602" officeooo:paragraph-rsid="0006a602"/>
    </style:style>
    <style:style style:name="P101" style:family="paragraph" style:parent-style-name="Standard" style:list-style-name="L1">
      <style:text-properties style:text-underline-style="solid" style:text-underline-width="auto" style:text-underline-color="font-color" officeooo:rsid="0006a602" officeooo:paragraph-rsid="0006a602"/>
    </style:style>
    <style:style style:name="P102" style:family="paragraph" style:parent-style-name="Standard" style:list-style-name="L1">
      <style:text-properties officeooo:rsid="0006a784" officeooo:paragraph-rsid="0006a784"/>
    </style:style>
    <style:style style:name="P103" style:family="paragraph" style:parent-style-name="Standard" style:list-style-name="L1">
      <style:text-properties officeooo:rsid="000934ad" officeooo:paragraph-rsid="000934ad"/>
    </style:style>
    <style:style style:name="P104" style:family="paragraph" style:parent-style-name="Standard" style:list-style-name="L1">
      <style:text-properties officeooo:rsid="0006ea01" officeooo:paragraph-rsid="0006ea01"/>
    </style:style>
    <style:style style:name="P105" style:family="paragraph" style:parent-style-name="Standard" style:list-style-name="L2">
      <style:text-properties officeooo:paragraph-rsid="000a3f90"/>
    </style:style>
    <style:style style:name="P106"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107"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08"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09" style:family="paragraph" style:parent-style-name="Standard" style:list-style-name="L2">
      <style:text-properties officeooo:rsid="000b5e49" officeooo:paragraph-rsid="000b5e49"/>
    </style:style>
    <style:style style:name="P110" style:family="paragraph" style:parent-style-name="Standard" style:list-style-name="L3">
      <style:text-properties officeooo:paragraph-rsid="000d51a0"/>
    </style:style>
    <style:style style:name="P111" style:family="paragraph" style:parent-style-name="Standard" style:list-style-name="L4">
      <style:text-properties officeooo:rsid="0011dbc5" officeooo:paragraph-rsid="0011dbc5"/>
    </style:style>
    <style:style style:name="P112" style:family="paragraph" style:parent-style-name="Standard" style:list-style-name="L4">
      <style:text-properties fo:font-weight="bold" officeooo:rsid="0011dbc5" officeooo:paragraph-rsid="0011dbc5" style:font-weight-asian="bold" style:font-weight-complex="bold"/>
    </style:style>
    <style:style style:name="P113" style:family="paragraph" style:parent-style-name="Text_20_body" style:list-style-name="L5">
      <style:text-properties style:font-name="Liberation Serif" fo:font-size="12pt" fo:font-style="normal" fo:font-weight="normal" officeooo:rsid="004f7540" officeooo:paragraph-rsid="004f7540" style:font-name-asian="Noto Sans CJK SC" style:font-size-asian="10.5pt" style:font-style-asian="normal" style:font-weight-asian="normal" style:font-name-complex="FreeSans" style:font-size-complex="12pt" style:font-style-complex="normal" style:font-weight-complex="normal"/>
    </style:style>
    <style:style style:name="P114" style:family="paragraph" style:parent-style-name="Text_20_body" style:list-style-name="L5">
      <style:text-properties style:font-name="Liberation Serif" fo:font-size="12pt" fo:font-style="normal" fo:font-weight="normal" officeooo:rsid="0050e153" officeooo:paragraph-rsid="0050e153" style:font-name-asian="Noto Sans CJK SC" style:font-size-asian="10.5pt" style:font-style-asian="normal" style:font-weight-asian="normal" style:font-name-complex="FreeSans" style:font-size-complex="12pt" style:font-style-complex="normal" style:font-weight-complex="normal"/>
    </style:style>
    <style:style style:name="P115" style:family="paragraph" style:parent-style-name="Text_20_body">
      <style:text-properties style:font-name="Liberation Serif" fo:font-size="12pt" fo:font-style="normal" fo:font-weight="normal" officeooo:rsid="005d489c" officeooo:paragraph-rsid="005d489c" style:font-name-asian="Noto Sans CJK SC" style:font-size-asian="10.5pt" style:font-style-asian="normal" style:font-weight-asian="normal" style:font-name-complex="FreeSans" style:font-size-complex="12pt" style:font-style-complex="normal" style:font-weight-complex="normal"/>
    </style:style>
    <style:style style:name="P116" style:family="paragraph" style:parent-style-name="Text_20_body">
      <style:text-properties style:font-name="Liberation Serif" fo:font-size="12pt" fo:font-style="normal" fo:font-weight="normal" officeooo:rsid="0062a989" officeooo:paragraph-rsid="0062a989" style:font-name-asian="Noto Sans CJK SC" style:font-size-asian="10.5pt" style:font-style-asian="normal" style:font-weight-asian="normal" style:font-name-complex="FreeSans" style:font-size-complex="12pt" style:font-style-complex="normal" style:font-weight-complex="normal"/>
    </style:style>
    <style:style style:name="P117" style:family="paragraph" style:parent-style-name="Text_20_body">
      <style:text-properties style:font-name="Liberation Serif" fo:font-size="12pt" fo:font-style="normal" fo:font-weight="normal" officeooo:rsid="006308e4" officeooo:paragraph-rsid="006308e4" style:font-name-asian="Noto Sans CJK SC" style:font-size-asian="10.5pt" style:font-style-asian="normal" style:font-weight-asian="normal" style:font-name-complex="FreeSans" style:font-size-complex="12pt" style:font-style-complex="normal" style:font-weight-complex="normal"/>
    </style:style>
    <style:style style:name="P118" style:family="paragraph" style:parent-style-name="Text_20_body">
      <style:text-properties style:font-name="Liberation Serif" fo:font-size="12pt" fo:font-style="normal" fo:font-weight="normal" officeooo:rsid="006347f3" officeooo:paragraph-rsid="006347f3" style:font-name-asian="Noto Sans CJK SC" style:font-size-asian="10.5pt" style:font-style-asian="normal" style:font-weight-asian="normal" style:font-name-complex="FreeSans" style:font-size-complex="12pt" style:font-style-complex="normal" style:font-weight-complex="normal"/>
    </style:style>
    <style:style style:name="P119" style:family="paragraph" style:parent-style-name="Text_20_body">
      <style:text-properties style:font-name="Liberation Serif" fo:font-size="12pt" fo:font-style="normal" fo:font-weight="normal" officeooo:rsid="00646655" officeooo:paragraph-rsid="00646655" style:font-name-asian="Noto Sans CJK SC" style:font-size-asian="10.5pt" style:font-style-asian="normal" style:font-weight-asian="normal" style:font-name-complex="FreeSans" style:font-size-complex="12pt" style:font-style-complex="normal" style:font-weight-complex="normal"/>
    </style:style>
    <style:style style:name="P120" style:family="paragraph" style:parent-style-name="Text_20_body">
      <style:text-properties style:font-name="Liberation Serif" fo:font-size="12pt" fo:font-style="normal" fo:font-weight="normal" officeooo:rsid="006503af" officeooo:paragraph-rsid="006503af" style:font-name-asian="Noto Sans CJK SC" style:font-size-asian="10.5pt" style:font-style-asian="normal" style:font-weight-asian="normal" style:font-name-complex="FreeSans" style:font-size-complex="12pt" style:font-style-complex="normal" style:font-weight-complex="normal"/>
    </style:style>
    <style:style style:name="P121" style:family="paragraph" style:parent-style-name="Text_20_body">
      <style:text-properties style:font-name="Liberation Serif" fo:font-size="12pt" fo:font-style="normal" fo:font-weight="bold" officeooo:rsid="006308e4" officeooo:paragraph-rsid="006308e4" style:font-name-asian="Noto Sans CJK SC" style:font-size-asian="10.5pt" style:font-style-asian="normal" style:font-weight-asian="bold" style:font-name-complex="FreeSans" style:font-size-complex="12pt" style:font-style-complex="normal" style:font-weight-complex="bold"/>
    </style:style>
    <style:style style:name="P122" style:family="paragraph">
      <loext:graphic-properties draw:fill="none"/>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5" style:family="text">
      <style:text-properties style:font-name="Liberation Serif" fo:font-size="12pt" fo:font-style="normal" fo:font-weight="normal" officeooo:rsid="00546c74" style:font-name-asian="Noto Sans CJK SC" style:font-size-asian="10.5pt" style:font-style-asian="normal" style:font-weight-asian="normal" style:font-name-complex="FreeSans" style:font-size-complex="12pt" style:font-style-complex="normal" style:font-weight-complex="normal"/>
    </style:style>
    <style:style style:name="T46" style:family="text">
      <style:text-properties style:text-underline-style="none" fo:font-weight="bold" style:font-weight-asian="bold" style:font-weight-complex="bold"/>
    </style:style>
    <style:style style:name="T47" style:family="text">
      <style:text-properties officeooo:rsid="0062a989"/>
    </style:style>
    <style:style style:name="T48" style:family="text">
      <style:text-properties officeooo:rsid="006308e4"/>
    </style:style>
    <style:style style:name="T49" style:family="text">
      <style:text-properties officeooo:rsid="006347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ff0000" draw:marker-start-width="0.651cm" draw:marker-end-width="0.651cm" draw:fill="none" draw:textarea-horizontal-align="justify" draw:textarea-vertical-align="middle" draw:auto-grow-height="false" fo:min-height="1.168cm" fo:min-width="4.609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2497354777" text:style-name="L1">
        <text:list-header>
          <text:p text:style-name="P100"/>
        </text:list-header>
        <text:list-item>
          <text:p text:style-name="P100">Análisis de máximos y mínimos de las fluctuaciones, para intentar predecir la dirección del mercado.</text:p>
          <text:p text:style-name="P99"/>
        </text:list-item>
        <text:list-item>
          <text:p text:style-name="P99"><text:span text:style-name="T1">IMPORTANTE: ver dichos máximos y mínimos con respecto a los máximos y mínimos anteriores. → <text:tab/>APRENDER A LEER GRAFICO DE TRADING. </text:span><text:span text:style-name="T2">PUNTO 4</text:span></text:p>
          <text:p text:style-name="P99"/>
        </text:list-item>
        <text:list-item>
          <text:p text:style-name="P101"><text:span text:style-name="T2">TEORÍA DE DOW. </text:span>6 principios:</text:p>
        </text:list-item>
      </text:list>
      <text:p text:style-name="P2"/>
      <text:list xml:id="list212457671814968" text:continue-numbering="true" text:style-name="L1">
        <text:list-item>
          <text:list>
            <text:list-item>
              <text:p text:style-name="P100">Cualquier acontecimiento externo se ve en el gráfico.</text:p>
            </text:list-item>
          </text:list>
        </text:list-item>
      </text:list>
      <text:p text:style-name="P1"/>
      <text:list xml:id="list212457073871322" text:continue-numbering="true" text:style-name="L1">
        <text:list-item>
          <text:list>
            <text:list-item>
              <text:p text:style-name="P100">Mercado tiene 3 tendencias:</text:p>
              <text:list>
                <text:list-item>
                  <text:p text:style-name="P100">Primaria (largo plazo, entre 1 y 3 años)</text:p>
                </text:list-item>
                <text:list-item>
                  <text:p text:style-name="P100">Secundaria (medio plazo, entre 3 semanas y 3 meses)</text:p>
                </text:list-item>
                <text:list-item>
                  <text:p text:style-name="P100">Terciaria <text:span text:style-name="T21">o menor </text:span>(corto plazo, &lt; 3 semanas) </text:p>
                </text:list-item>
              </text:list>
            </text:list-item>
          </text:list>
        </text:list-item>
      </text:list>
      <text:p text:style-name="P2"/>
      <text:list xml:id="list212457026058505" text:continue-numbering="true" text:style-name="L1">
        <text:list-item>
          <text:list>
            <text:list-item>
              <text:p text:style-name="P99"><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100"><text:span text:style-name="T2">Tend. Prim. A</text:span>lcista →<text:span text:style-name="T2"> acumulación – tendencia – distribución</text:span></text:p>
                </text:list-item>
                <text:list-item>
                  <text:p text:style-name="P102">Tend. Prim. Bajista → acumulación – tendencia – pánico</text:p>
                </text:list-item>
              </text:list>
            </text:list-item>
          </text:list>
        </text:list-item>
      </text:list>
      <text:p text:style-name="P3"/>
      <text:list xml:id="list212458578066537" text:continue-numbering="true" text:style-name="L1">
        <text:list-item>
          <text:list>
            <text:list-item>
              <text:p text:style-name="P102">Volumen de negociación confirma la tendencia</text:p>
            </text:list-item>
          </text:list>
          <text:p text:style-name="P102"/>
          <text:list text:continue-numbering="true">
            <text:list-header>
              <text:p text:style-name="P103"><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103">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12458412537833" text:continue-numbering="true" text:style-name="L1">
        <text:list-item>
          <text:list>
            <text:list-item>
              <text:list>
                <text:list-item>
                  <text:p text:style-name="P102">Alcista: Si el precio sube, el volumen aumenta. Si el precio baja, el volumen disminuye.</text:p>
                </text:list-item>
                <text:list-item>
                  <text:p text:style-name="P102">Bajista: Si el precio sube, volumen baja. Si el precio baja, volumen aumenta.</text:p>
                </text:list-item>
              </text:list>
            </text:list-item>
          </text:list>
        </text:list-item>
      </text:list>
      <text:p text:style-name="P3"/>
      <text:list xml:id="list212457726715320" text:continue-numbering="true" text:style-name="L1">
        <text:list-item>
          <text:list>
            <text:list-item>
              <text:p text:style-name="P102">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12457390092714" text:continue-numbering="true" text:style-name="L1">
        <text:list-item>
          <text:list>
            <text:list-item>
              <text:p text:style-name="P102">Vigencia de la tendencia actual hasta que se demuestre el cambio.</text:p>
              <text:p text:style-name="P102"/>
            </text:list-item>
          </text:list>
        </text:list-item>
      </text:list>
      <text:p text:style-name="P3"/>
      <text:list xml:id="list212457904292860" text:continue-numbering="true" text:style-name="L1">
        <text:list-item>
          <text:p text:style-name="P102">ESCENARIOS ALCISTAS Y BAJISTAS. <text:s/>MERCADOS EN CONSOLIDACIÓN</text:p>
          <text:p text:style-name="P102"/>
          <text:list>
            <text:list-item>
              <text:p text:style-name="P102">Máximos más altos, mínimos más altos → mercado/tendencia alcista</text:p>
              <text:p text:style-name="P102"/>
            </text:list-item>
            <text:list-item>
              <text:p text:style-name="P102">Máximos más bajos, mínimos más bajos → mercado/tendencia bajista</text:p>
              <text:p text:style-name="P102"><text:soft-page-break/></text:p>
            </text:list-item>
            <text:list-item>
              <text:p text:style-name="P102">Mercado lateral o de consolidación, no ocurre ni a ni b.</text:p>
            </text:list-item>
          </text:list>
        </text:list-item>
      </text:list>
      <text:p text:style-name="P3"/>
      <text:p text:style-name="P3"/>
      <text:list xml:id="list212458719610062" text:continue-numbering="true" text:style-name="L1">
        <text:list-item>
          <text:p text:style-name="P104">SOPORTE O RESISTENCIA (zonas). <text:s/>Sirven para ver cuándo el mercado las “rompe”, buena opción para entrada a operar. Dan lugar a nuevas tendencias. PREDICE LA TENDENCIA DEL MERCADO (INDICA PUNTOS EXACTOS DE ENTRADA)</text:p>
          <text:p text:style-name="P104"/>
        </text:list-item>
      </text:list>
      <text:p text:style-name="P8"/>
      <text:list xml:id="list212457237947610" text:continue-numbering="true" text:style-name="L1">
        <text:list-item>
          <text:p text:style-name="P104">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1153769867" text:style-name="L2">
        <text:list-item>
          <text:p text:style-name="P105"><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106"/>
            </text:list-header>
            <text:list-item>
              <text:p text:style-name="P106">Determine la posición actual y la tendencia futura probable del mercado.</text:p>
              <text:p text:style-name="P106">Consolidado o en tendencia? Evaluación del mercado para futura tendencia (futuro cercano) Toma de decisiones a largo o corto plazo.</text:p>
              <text:p text:style-name="P106"/>
            </text:list-item>
            <text:list-item>
              <text:p text:style-name="P106">Seleccione acciones en armonía con la tendencia. En alcista, elegir acciones más fuertes que el mercado (mayores aumentos porcentuales que el mercado durante los repuntes y menores disminuciones durante las reacciones). Lo contrario para bajista.</text:p>
              <text:p text:style-name="P106"/>
            </text:list-item>
            <text:list-item>
              <text:p text:style-name="P106">Seleccione acciones con una “causa” que iguale o exceda su objetivo mínimo.</text:p>
              <text:p text:style-name="P106">Ley de Wyckoff de “Causa y Efecto”. Proyecciones P&amp;F (punto y figura).</text:p>
              <text:p text:style-name="P107">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107"/>
            </text:list-item>
            <text:list-item>
              <text:p text:style-name="P107">Disponibilidad de acciones. </text:p>
              <text:p text:style-name="P107"/>
            </text:list-item>
            <text:list-item>
              <text:p text:style-name="P107">Elección de activo para operar. Escoger el activo que va en armonía con el mercado general. (más probabilidades de éxito).</text:p>
            </text:list-item>
          </text:list>
        </text:list-item>
      </text:list>
      <text:p text:style-name="P15"/>
      <text:p text:style-name="P15"/>
      <text:list xml:id="list212457937009056" text:continue-numbering="true" text:style-name="L2">
        <text:list-item>
          <text:p text:style-name="P108">Ciclo de precios en la teoría de Wyckoff.</text:p>
          <text:p text:style-name="P109"><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108"/>
        </text:list-item>
        <text:list-item>
          <text:p text:style-name="P108">Las 3 leyes del método Wyckoff:</text:p>
          <text:list>
            <text:list-header>
              <text:p text:style-name="P108"/>
            </text:list-header>
            <text:list-item>
              <text:p text:style-name="P108">Oferta y demanda: Demanda mayor que la oferta, el precio sube, al contrario, el precio baja. El trader/analista debe estudiar el equilibrio oferta/demanda comparando velas de precio y volumen.</text:p>
              <text:p text:style-name="P108"/>
            </text:list-item>
            <text:list-item>
              <text:p text:style-name="P108">Causa y efecto: La causa se mide mediante el recuento de volumen en un gráfico. El efecto es la distancia que se mueve el precio correspondiente a dicha causa.</text:p>
              <text:p text:style-name="P108"/>
            </text:list-item>
            <text:list-item>
              <text:p text:style-name="P108">Esfuerzo y resultado: Proporciona una advertencia de un posible cambio de tendencia en un futuro cercano.</text:p>
            </text:list-item>
          </text:list>
        </text:list-item>
      </text:list>
      <text:p text:style-name="P16"/>
      <text:p text:style-name="P16"/>
      <text:p text:style-name="P18"/>
      <text:h text:style-name="P97"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4"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507997381" text:style-name="L3">
        <text:list-item>
          <text:p text:style-name="P110"><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12458444102734" text:continue-numbering="true" text:style-name="L3">
        <text:list-item>
          <text:p text:style-name="P110"><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212457888575455" text:continue-numbering="true" text:style-name="L3">
        <text:list-item>
          <text:p text:style-name="P110"><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212457579717967" text:continue-numbering="true" text:style-name="L3">
        <text:list-item>
          <text:p text:style-name="P110"><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212456857482742" text:continue-numbering="true" text:style-name="L3">
        <text:list-item>
          <text:p text:style-name="P110"><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2516588207" text:style-name="L4">
        <text:list-item>
          <text:p text:style-name="P111"><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12457516564273" text:continue-numbering="true" text:style-name="L4">
        <text:list-item>
          <text:p text:style-name="P111"><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112">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4"><text:a xlink:type="simple" xlink:href="https://www.mql5.com/en/docs/integration/python_metatrader5" text:style-name="Internet_20_link" text:visited-style-name="Visited_20_Internet_20_Link">https://www.mql5.com/en/docs/integration/python_metatrader5</text:a></text:p>
      <text:p text:style-name="P84"/>
      <text:p text:style-name="P84">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3"><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3"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98" text:outline-level="4">Cambio de estrategia (charla 6/4/2021):</text:h>
      <text:p text:style-name="P86"/>
      <text:p text:style-name="P87">- Nos vamos a centrar ahora en 5 mercados, 1 forex, 2 metales, 2 energias (petroleo, por ejemplo).</text:p>
      <text:p text:style-name="P87">- Empezamos con una aplicacion/estragia para operar:</text:p>
      <text:p text:style-name="P87"><text:tab/>software: estrategia basica para operar, abrir posicion y cerrar.</text:p>
      <text:p text:style-name="P87"><text:tab/>Tiempo: evaluar la estrategia con backtesting. Evaluar en tiempo real.</text:p>
      <text:p text:style-name="P87"/>
      <text:p text:style-name="P87">Estrategias: <text:s/>de mas simple a mas compleja<text:tab/></text:p>
      <text:list xml:id="list2539293528" text:style-name="L5">
        <text:list-item>
          <text:p text:style-name="P113">pocas opciones de AA, no hay algoritmo exacto.</text:p>
        </text:list-item>
        <text:list-item>
          <text:p text:style-name="P114">aprendizaje por refuerzo</text:p>
        </text:list-item>
        <text:list-item>
          <text:p text:style-name="P114">mecanismo de gestion de cartera</text:p>
        </text:list-item>
      </text:list>
      <text:p text:style-name="P88"/>
      <text:p text:style-name="P88">Primera tarea:</text:p>
      <text:p text:style-name="P88">Entrada → datos y mi cartera</text:p>
      <text:p text:style-name="P88">Salida → abrir y cerrar posiciones y un resultado</text:p>
      <text:p text:style-name="P88">- La aplicación basica → ganancias, perdidas, comisiones,etc. Hoja de cálculo.</text:p>
      <text:p text:style-name="P88"/>
      <text:p text:style-name="P88">Mas adelante:</text:p>
      <text:p text:style-name="P88">- mercados, datos, cartera.</text:p>
      <text:p text:style-name="P88"><text:soft-page-break/></text:p>
      <text:p text:style-name="P89">DATOS OBTENIDOS:</text:p>
      <text:p text:style-name="P89"/>
      <text:p text:style-name="P85"><draw:frame draw:style-name="fr1" draw:name="Imagen7" text:anchor-type="char" svg:x="-0.078cm" svg:y="-0.111cm" svg:width="6.615cm" svg:height="19.791cm" draw:z-index="6"><draw:image xlink:href="Pictures/10000000000000FA000002ECAC9F3E73156492F6.png" xlink:type="simple" xlink:show="embed" xlink:actuate="onLoad" draw:mime-type="image/png"/></draw:frame><text:span text:style-name="T44"><text:tab/>5 AÑOS DE </text:span><text:span text:style-name="T45">PETROLEO </text:span><text:span text:style-name="T44">BRENT USD</text:span></text:p>
      <text:p text:style-name="P85"><text:span text:style-name="T44"><text:tab/>5 AÑOS DE </text:span><text:span text:style-name="T45">GAS NATURAL</text:span><text:span text:style-name="T44"> USD</text:span></text:p>
      <text:p text:style-name="P89"/>
      <text:p text:style-name="P89"><text:tab/>10 AÑOS DE EURUS</text:p>
      <text:p text:style-name="P89"/>
      <text:p text:style-name="P89"><text:tab/>5 AÑOS DE PLATA EUR</text:p>
      <text:p text:style-name="P89"><text:tab/>5 AÑOS DE ORO DOLAR</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91">FUNCIONES USADAS:</text:p>
      <text:p text:style-name="P96">login:</text:p>
      <text:p text:style-name="P90">Para comprar y vender y probar cualquier estrategia, he creado una cuenta DEMO en el broker</text:p>
      <text:p text:style-name="P90">ICMARKETS. Este broker te da usuario contraseña y server para entrar a metatrader con dicha cuenta</text:p>
      <text:p text:style-name="P90">{INSERTAR FOTO}</text:p>
      <text:p text:style-name="P90">Demo trading account login details:</text:p>
      <text:p text:style-name="P90">Trading Platform:<text:tab/>MT5</text:p>
      <text:p text:style-name="P90">Login:<text:tab/><text:tab/><text:tab/>50526262</text:p>
      <text:p text:style-name="P90">Password:<text:tab/><text:tab/>******</text:p>
      <text:p text:style-name="P90">Server:<text:tab/><text:tab/><text:tab/>ICMarketsSC-Demo</text:p>
      <text:p text:style-name="P90"/>
      <text:p text:style-name="P96">buy y sell:</text:p>
      <text:p text:style-name="P91">Envía desde el terminal al servidor comercial una solicitud de ejecución de una operación comercial. La función es un análogo de OrderSend.</text:p>
      <text:p text:style-name="P91">order_send(</text:p>
      <text:p text:style-name="P91"><text:s text:c="3"/>request <text:s text:c="5"/>// estructura de la solicitud</text:p>
      <text:p text:style-name="P91"><text:s text:c="3"/>);</text:p>
      <text:p text:style-name="P91">request</text:p>
      <text:p text:style-name="P91">[in] <text:s/>Estructura del tipo MqlTradeRequest que describe la acción comercial necesaria. Parámetro no nombrado obligatorio. Más abajo, podrá ver un ejemplo con el rellenado de una solicitud y la composición de una enumeración.</text:p>
      <text:p text:style-name="P91"><text:a xlink:type="simple" xlink:href="https://www.mql5.com/es/docs/integration/python_metatrader5/mt5ordersend_py" text:style-name="Internet_20_link" text:visited-style-name="Visited_20_Internet_20_Link">https://www.mql5.com/es/docs/integration/python_metatrader5/mt5ordersend_py</text:a></text:p>
      <text:p text:style-name="P91"/>
      <text:p text:style-name="P92">Para comprar y vender se necesita tener el AutoTrading enabled, si no, siguiente error:</text:p>
      <text:p text:style-name="P91">OrderSendResult(<text:span text:style-name="T3">retcode=10027</text:span>, deal=0, order=0, volume=0.0, price=0.0, bid=0.0, ask=0.0, <text:span text:style-name="T46">comment='AutoTrading disabled by client'</text:span>, request_id=0, retcode_external=0, request=TradeRequest(action=1, magic=234000, order=0, symbol='EURUSD', volume=0.01, price=1.19432, stoplimit=0.0, sl=1.1933200000000002, tp=1.19532, deviation=20, type=0, type_filling=2, type_time=0, expiration=0, comment='python script open', position=0, position_by=0))</text:p>
      <text:p text:style-name="P91"/>
      <text:p text:style-name="P91"/>
      <text:p text:style-name="P91"/>
      <text:p text:style-name="P91"><text:soft-page-break/></text:p>
      <text:p text:style-name="P93">Habilitar autotrading:</text:p>
      <text:p text:style-name="P94"><draw:custom-shape text:anchor-type="paragraph" draw:z-index="8" draw:name="Forma1" draw:style-name="gr1" draw:text-style-name="P122" svg:width="4.61cm" svg:height="1.168cm" svg:x="7.165cm" svg:y="1.942cm"><text:p/><draw:enhanced-geometry svg:viewBox="0 0 21600 21600" draw:type="rectangle" draw:enhanced-path="M 0 0 L 21600 0 21600 21600 0 21600 0 0 Z N"/></draw:custom-shape><draw:frame draw:style-name="fr1" draw:name="Imagen8" text:anchor-type="char" svg:x="0cm" svg:y="0.333cm" svg:width="17cm" svg:height="3.953cm" draw:z-index="7"><draw:image xlink:href="Pictures/100000000000029200000099CC6C8DE6784961CC.png" xlink:type="simple" xlink:show="embed" xlink:actuate="onLoad" draw:mime-type="image/png"/></draw:frame></text:p>
      <text:p text:style-name="P94">Otro posible error, usar type_filling = 1 (varia según simbolo).</text:p>
      <text:p text:style-name="P94">OrderSendResult(<text:span text:style-name="T3">retcode=10030</text:span>, deal=0, order=0, volume=0.0, price=0.0, bid=0.0, ask=0.0, <text:span text:style-name="T3">comment='Unsupported filling mode'</text:span>, request_id=0, retcode_external=0, request=TradeRequest(action=1, magic=234000, order=0, symbol='EURUSD', volume=0.01, price=1.1942300000000001, stoplimit=0.0, sl=1.1932300000000002, tp=1.19523, deviation=20, type=0, type_filling=2, type_time=0, expiration=0, comment='python script open', position=0, position_by=0))</text:p>
      <text:p text:style-name="P94"><draw:frame draw:style-name="fr1" draw:name="Imagen9" text:anchor-type="char" svg:x="0cm" svg:y="0.298cm" svg:width="17cm" svg:height="1.229cm" draw:z-index="9"><draw:image xlink:href="Pictures/1000000000000650000000758171867C00AA31F8.png" xlink:type="simple" xlink:show="embed" xlink:actuate="onLoad" draw:mime-type="image/png"/></draw:frame></text:p>
      <text:p text:style-name="P94"/>
      <text:p text:style-name="P82"/>
      <text:p text:style-name="P95"><draw:frame draw:style-name="fr2" draw:name="Imagen10" text:anchor-type="char" svg:width="17cm" svg:height="8.758cm" draw:z-index="10"><draw:image xlink:href="Pictures/10000000000006720000035232A11BD645CB5EF9.png" xlink:type="simple" xlink:show="embed" xlink:actuate="onLoad" draw:mime-type="image/png"/></draw:frame></text:p>
      <text:p text:style-name="P95">Recapitulando datos, dataframe anual (parte de todo el dataset de eurusd en 10 años)</text:p>
      <text:p text:style-name="P95"/>
      <text:p text:style-name="P95">JUNTARÉ ESTOS DATOS CON BUY/SELL → ALGORITMO</text:p>
      <text:p text:style-name="P95"/>
      <text:p text:style-name="P95">— <text:span text:style-name="T47">PRIMERA ESTRATEGIA:</text:span></text:p>
      <text:p text:style-name="P116">Moving average <text:span text:style-name="T11">crossover</text:span>:</text:p>
      <text:p text:style-name="P116"><text:a xlink:type="simple" xlink:href="https://www.investopedia.com/articles/active-trading/052014/how-use-moving-average-buy-stocks.asp#:~:text=Crossovers%20are%20one%20of%20the,a%20potential%20change%20in%20trend.&amp;text=Another%20strategy%20is%20to%20apply,one%20longer%20and%20one%20shorter" text:style-name="Internet_20_link" text:visited-style-name="Visited_20_Internet_20_Link">https://www.investopedia.com/articles/active-trading/052014/how-use-moving-average-buy-stocks.asp#:~:text=Crossovers%20are%20one%20of%20the,a%20potential%20change%20in%20trend.&amp;text=Another%20strategy%20is%20to%20apply,one%20longer%20and%20one%20shorter</text:a>.</text:p>
      <text:p text:style-name="P116">- <text:span text:style-name="T48">Por qué una media móvil?</text:span></text:p>
      <text:p text:style-name="P117">Nos ayuda a eliminar el ruido en un grafico de precios</text:p>
      <text:p text:style-name="P117">Puede funcionar como <text:span text:style-name="T3">soporte</text:span> o <text:span text:style-name="T3">resistencia</text:span> (EXPLICAR ESTO ANTES, CONCEPTOS DE TRAING), es decir, el precio debería de ir por encima. Es un suelo, si el precio lo pasa, puede caer.</text:p>
      <text:p text:style-name="P117">Precio por encima de la media → tenderá a caer</text:p>
      <text:p text:style-name="P117">Precio por debajo de la media <text:s/>→ tenderá a subir</text:p>
      <text:p text:style-name="P117"/>
      <text:p text:style-name="P117"/>
      <text:p text:style-name="P117"/>
      <text:p text:style-name="P117"/>
      <text:p text:style-name="P121"><text:soft-page-break/>Tipos de media móvil:</text:p>
      <text:p text:style-name="P117">1- SMA (simple moving average) - media movil simple de 5 dias. Media diaria estudiada en un rango de 5 días.</text:p>
      <text:p text:style-name="P117">2- EMA (exponencial moving average) – mas peso a los precios mas recientes. Calculos mas complejos. La EMA reacciona más rápido a los cambios del precio que SMA (por estos pesos en los calculos).</text:p>
      <text:p text:style-name="P117"><draw:frame draw:style-name="fr1" draw:name="Imagen11" text:anchor-type="char" svg:x="2.951cm" svg:y="-0.231cm" svg:width="11.098cm" svg:height="7.692cm" draw:z-index="11"><draw:image xlink:href="Pictures/1000000000000674000004797161902B825E2FA9.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17"/>
      <text:p text:style-name="P117">Ventanas de la Moving average (EMA o SMA). <text:span text:style-name="T49">Tambien llamado time frame, longitud o look back period.</text:span></text:p>
      <text:p text:style-name="P118">Con <text:span text:style-name="T3">menor tiempo</text:span> la media <text:span text:style-name="T3">reaccionará</text:span> mucho <text:span text:style-name="T3">más rápido</text:span> a los cambios del precio que una MA con mayor ventana. Es decir, <text:span text:style-name="T3">mas tiempo, menos reacción</text:span>.</text:p>
      <text:p text:style-name="P118">Figura: 100-day average (azul claro) vs 30-day average (oscuro)</text:p>
      <text:p text:style-name="P119"><draw:frame draw:style-name="fr1" draw:name="Imagen12" text:anchor-type="char" svg:x="3.605cm" svg:y="-0.132cm" svg:width="9.791cm" svg:height="6.913cm" draw:z-index="12"><draw:image xlink:href="Pictures/100000000000063F000004697B263E12B0656186.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En la teoría, una <text:span text:style-name="T3">ventana más grande</text:span> beneficia más a los traders long-term (<text:span text:style-name="T3"> a largo plazo </text:span>). </text:p>
      <text:p text:style-name="P119">Una ventana <text:span text:style-name="T3">más pequeña</text:span> beneficia más a los de <text:span text:style-name="T3">corto plazo</text:span>.</text:p>
      <text:p text:style-name="P119"><text:soft-page-break/></text:p>
      <text:p text:style-name="P119">¿¿Qué son las crossover??</text:p>
      <text:p text:style-name="P119">Estrategias que usan medias móviles:</text:p>
      <text:p text:style-name="P120"><text:span text:style-name="T3">Price crossover:</text:span> cuando el precio cruza por encima o por debajo de la media móvil → señaliza un cambio potencial de tendencia.</text:p>
      <text:p text:style-name="P120"><text:span text:style-name="T3">Golden and dead cross:</text:span> usando dos medias moviles, una MA a corto plazo y otra a largo plazo. </text:p>
      <text:p text:style-name="P120">Cuando la MA a corto plazo supera a la de largo plazo → señal de compra (golden cross)</text:p>
      <text:p text:style-name="P120">Cuando la MA a largo plazo supera a la de corto plazo → señal de venta (dead/death cross)</text:p>
      <text:p text:style-name="P120"/>
      <text:p text:style-name="P120">VIDEO QUE APLICA EL GOLDEN CROSS: <text:a xlink:type="simple" xlink:href="https://www.youtube.com/watch?v=SEQbb8w7VTw" text:style-name="Internet_20_link" text:visited-style-name="Visited_20_Internet_20_Link"><text:span text:style-name="T47">https://www.youtube.com/watch?v=SEQbb8w7VTw</text:span></text:a></text:p>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4T18:29:42.808000000</dc:date>
    <meta:editing-duration>P1DT21H10M49S</meta:editing-duration>
    <meta:editing-cycles>58</meta:editing-cycles>
    <meta:document-statistic meta:table-count="0" meta:image-count="12" meta:object-count="0" meta:page-count="22" meta:paragraph-count="301" meta:word-count="3847" meta:character-count="27746" meta:non-whitespace-character-count="24120"/>
  </office:meta>
</office:document-meta>
</file>